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Raleway" officeooo:rsid="0006aaff" officeooo:paragraph-rsid="0006aaff"/>
    </style:style>
    <style:style style:name="P2" style:family="paragraph" style:parent-style-name="Standard">
      <style:text-properties style:font-name="Raleway" officeooo:rsid="00170dde" officeooo:paragraph-rsid="000b123f"/>
    </style:style>
    <style:style style:name="P3" style:family="paragraph" style:parent-style-name="Standard">
      <style:text-properties style:font-name="Raleway" officeooo:rsid="00170dde" officeooo:paragraph-rsid="000b9713"/>
    </style:style>
    <style:style style:name="P4" style:family="paragraph" style:parent-style-name="Standard">
      <style:text-properties style:font-name="Raleway" fo:font-style="italic" officeooo:rsid="00170dde" officeooo:paragraph-rsid="000b123f" style:font-style-asian="italic" style:font-style-complex="italic"/>
    </style:style>
    <style:style style:name="P5" style:family="paragraph" style:parent-style-name="Standard">
      <style:text-properties style:font-name="Raleway" fo:language="cs" fo:country="CZ" officeooo:rsid="000b123f" officeooo:paragraph-rsid="000b123f"/>
    </style:style>
    <style:style style:name="P6" style:family="paragraph" style:parent-style-name="Standard">
      <style:text-properties style:font-name="Raleway" fo:language="cs" fo:country="CZ" fo:font-style="normal" officeooo:rsid="000b123f" officeooo:paragraph-rsid="000b123f" style:font-style-asian="normal" style:font-style-complex="normal"/>
    </style:style>
    <style:style style:name="P7" style:family="paragraph" style:parent-style-name="Standard">
      <style:text-properties style:font-name="Raleway" fo:language="cs" fo:country="CZ" officeooo:rsid="000b9713" officeooo:paragraph-rsid="000b9713"/>
    </style:style>
    <style:style style:name="P8" style:family="paragraph" style:parent-style-name="Standard">
      <style:text-properties style:font-name="Raleway" fo:language="cs" fo:country="CZ" officeooo:rsid="000bac6e" officeooo:paragraph-rsid="000bac6e"/>
    </style:style>
    <style:style style:name="P9" style:family="paragraph" style:parent-style-name="Standard">
      <style:text-properties style:font-name="Raleway" fo:language="cs" fo:country="CZ" officeooo:rsid="000d7776" officeooo:paragraph-rsid="000d7776"/>
    </style:style>
    <style:style style:name="P10" style:family="paragraph" style:parent-style-name="Standard">
      <style:paragraph-properties fo:break-before="page"/>
      <style:text-properties style:font-name="Raleway" officeooo:rsid="00170dde" officeooo:paragraph-rsid="000b123f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language="cs" fo:country="CZ" officeooo:rsid="000bac6e" officeooo:paragraph-rsid="000bac6e"/>
    </style:style>
    <style:style style:name="P12" style:family="paragraph" style:parent-style-name="Heading_20_1">
      <style:text-properties style:font-name="Raleway" officeooo:rsid="0006aaff" officeooo:paragraph-rsid="0006aaff"/>
    </style:style>
    <style:style style:name="P13" style:family="paragraph" style:parent-style-name="Text_20_body">
      <style:text-properties style:font-name="Raleway" officeooo:rsid="0006aaff" officeooo:paragraph-rsid="0006aaff"/>
    </style:style>
    <style:style style:name="P14" style:family="paragraph" style:parent-style-name="Text_20_body" style:list-style-name="L1">
      <style:paragraph-properties fo:margin-top="0in" fo:margin-bottom="0.0181in" loext:contextual-spacing="false"/>
      <style:text-properties style:font-name="Raleway" fo:language="cs" fo:country="CZ" officeooo:rsid="000eb86c" officeooo:paragraph-rsid="000eb86c"/>
    </style:style>
    <style:style style:name="P15" style:family="paragraph" style:parent-style-name="Text_20_body" style:list-style-name="L1">
      <style:paragraph-properties fo:margin-top="0in" fo:margin-bottom="0.0181in" loext:contextual-spacing="false"/>
      <style:text-properties style:font-name="Raleway" fo:language="cs" fo:country="CZ" officeooo:rsid="000ae700" officeooo:paragraph-rsid="000ae700"/>
    </style:style>
    <style:style style:name="P16" style:family="paragraph" style:parent-style-name="Text_20_body" style:list-style-name="L2">
      <style:paragraph-properties fo:margin-top="0in" fo:margin-bottom="0.0181in" loext:contextual-spacing="false"/>
      <style:text-properties style:font-name="Raleway" fo:language="cs" fo:country="CZ" fo:font-weight="bold" officeooo:rsid="000ad901" officeooo:paragraph-rsid="000ad901" style:font-weight-asian="bold" style:font-weight-complex="bold"/>
    </style:style>
    <style:style style:name="P17" style:family="paragraph" style:parent-style-name="Text_20_body" style:list-style-name="L2">
      <style:paragraph-properties fo:margin-top="0in" fo:margin-bottom="0.0181in" loext:contextual-spacing="false">
        <style:tab-stops>
          <style:tab-stop style:position="5.4374in"/>
        </style:tab-stops>
      </style:paragraph-properties>
      <style:text-properties style:font-name="Raleway" fo:language="cs" fo:country="CZ" fo:font-weight="bold" officeooo:rsid="000dffff" officeooo:paragraph-rsid="000dffff" style:font-weight-asian="bold" style:font-weight-complex="bold"/>
    </style:style>
    <style:style style:name="P18" style:family="paragraph" style:parent-style-name="Text_20_body" style:list-style-name="L1">
      <style:paragraph-properties fo:margin-top="0in" fo:margin-bottom="0.0181in" loext:contextual-spacing="false"/>
      <style:text-properties style:font-name="Raleway" officeooo:rsid="0006aaff" officeooo:paragraph-rsid="0006aaff"/>
    </style:style>
    <style:style style:name="P19" style:family="paragraph" style:parent-style-name="Text_20_body" style:list-style-name="L2">
      <style:paragraph-properties fo:margin-top="0in" fo:margin-bottom="0.0181in" loext:contextual-spacing="false"/>
      <style:text-properties style:font-name="Raleway" officeooo:rsid="0006aaff" officeooo:paragraph-rsid="0006aaff"/>
    </style:style>
    <style:style style:name="P20" style:family="paragraph" style:parent-style-name="Text_20_body" style:list-style-name="L3">
      <style:paragraph-properties fo:margin-top="0in" fo:margin-bottom="0.0181in" loext:contextual-spacing="false"/>
      <style:text-properties style:font-name="Raleway" officeooo:rsid="0006aaff" officeooo:paragraph-rsid="0006aaff"/>
    </style:style>
    <style:style style:name="P21" style:family="paragraph" style:parent-style-name="Text_20_body">
      <style:paragraph-properties fo:margin-top="0in" fo:margin-bottom="0.0181in" loext:contextual-spacing="false"/>
      <style:text-properties style:font-name="Raleway" officeooo:rsid="0006aaff" officeooo:paragraph-rsid="0006aaff"/>
    </style:style>
    <style:style style:name="P22" style:family="paragraph" style:parent-style-name="Text_20_body" style:list-style-name="L1">
      <style:paragraph-properties fo:margin-top="0in" fo:margin-bottom="0.0181in" loext:contextual-spacing="false"/>
      <style:text-properties style:font-name="Raleway" officeooo:rsid="00076e43" officeooo:paragraph-rsid="00076e43"/>
    </style:style>
    <style:style style:name="P23" style:family="paragraph" style:parent-style-name="Text_20_body" style:list-style-name="L2">
      <style:paragraph-properties fo:margin-top="0in" fo:margin-bottom="0.0181in" loext:contextual-spacing="false"/>
      <style:text-properties style:font-name="Raleway" fo:font-weight="bold" officeooo:rsid="00076e43" officeooo:paragraph-rsid="00076e43" style:font-weight-asian="bold" style:font-weight-complex="bold"/>
    </style:style>
    <style:style style:name="T1" style:family="text">
      <style:text-properties officeooo:rsid="0006d884"/>
    </style:style>
    <style:style style:name="T2" style:family="text">
      <style:text-properties officeooo:rsid="00076e4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1d7b" style:font-weight-asian="normal" style:font-weight-complex="normal"/>
    </style:style>
    <style:style style:name="T5" style:family="text">
      <style:text-properties fo:font-weight="normal" officeooo:rsid="000eb86c" style:font-weight-asian="normal" style:font-weight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weight="normal" officeooo:rsid="000ad901" style:font-weight-asian="normal" style:font-weight-complex="normal"/>
    </style:style>
    <style:style style:name="T8" style:family="text">
      <style:text-properties fo:language="cs" fo:country="CZ" fo:font-weight="normal" officeooo:rsid="000eb86c" style:font-weight-asian="normal" style:font-weight-complex="normal"/>
    </style:style>
    <style:style style:name="T9" style:family="text">
      <style:text-properties fo:language="cs" fo:country="CZ" officeooo:rsid="000ae700"/>
    </style:style>
    <style:style style:name="T10" style:family="text">
      <style:text-properties fo:language="cs" fo:country="CZ" officeooo:rsid="000dd513"/>
    </style:style>
    <style:style style:name="T11" style:family="text">
      <style:text-properties fo:language="cs" fo:country="CZ" officeooo:rsid="000dffff"/>
    </style:style>
    <style:style style:name="T12" style:family="text">
      <style:text-properties officeooo:rsid="00173c43"/>
    </style:style>
    <style:style style:name="T13" style:family="text">
      <style:text-properties fo:font-style="italic" officeooo:rsid="00173c43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bac6e"/>
    </style:style>
    <style:style style:name="T16" style:family="text">
      <style:text-properties officeooo:rsid="000d7776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Jakub Rádl 1.A</text:p>
      <text:h text:style-name="P12" text:outline-level="1">William Shakespeare: Romeo a Julie – Rozbor díla</text:h>
      <text:p text:style-name="P13">(překlad – Josef Václav Sládek)</text:p>
      <text:h text:style-name="P1" text:outline-level="2">I. Část</text:h>
      <text:list xml:id="list799950845049341760" text:style-name="L1">
        <text:list-item>
          <text:p text:style-name="P18">literární druh a žánr: <text:span text:style-name="T11">d</text:span>rama, <text:span text:style-name="T1">hra začíná mírně jako komedie </text:span><text:span text:style-name="T9">(rozhovory sluhů)</text:span><text:span text:style-name="T1">, </text:span><text:span text:style-name="T11">jedná se</text:span><text:span text:style-name="T1"> však o tragedi</text:span><text:span text:style-name="T11">i končící</text:span><text:span text:style-name="T1"> smrtí </text:span><text:span text:style-name="T11">obou</text:span><text:span text:style-name="T1"> milenců a dalších.</text:span></text:p>
        </text:list-item>
        <text:list-item>
          <text:p text:style-name="P18">téma a motiv:</text:p>
          <text:list>
            <text:list-item>
              <text:p text:style-name="P18"><text:span text:style-name="T11">hlavní </text:span>téma: <text:span text:style-name="T2">nenávist dvou rodů </text:span><text:span text:style-name="T11">(z neudaných důvodů → nadčasovost)</text:span><text:span text:style-name="T2"> vrcholící ve smrt obou milenců a následné usmíření rodů</text:span></text:p>
            </text:list-item>
            <text:list-item>
              <text:p text:style-name="P18">motivy v díle: <text:span text:style-name="T1">nenávist, láska, pomsta, </text:span><text:span text:style-name="T9">ples, </text:span><text:span text:style-name="T11">balkonová scéna</text:span><text:span text:style-name="T9">, rody,</text:span><text:span text:style-name="T1"> svatba, jed, </text:span><text:span text:style-name="T11">sebevražda</text:span></text:p>
            </text:list-item>
          </text:list>
        </text:list-item>
        <text:list-item>
          <text:p text:style-name="P18">zasazení výňatku do kontextu díla: </text:p>
          <text:list>
            <text:list-item>
              <text:p text:style-name="P22">časoprostor: <text:span text:style-name="T1">výňatek se odehrává ke konci díla, </text:span>ve čtvrtek večer, v juliině hrobce</text:p>
            </text:list-item>
            <text:list-item>
              <text:p text:style-name="P14">obsah: Romeo přijde k juliině hrobce, potká Parise, zabije ho, položí vedle Julie, následně zabije sám sebe. Julie se probudí, spatří mrtvého Romea a také spáchá sebevraždu</text:p>
            </text:list-item>
          </text:list>
        </text:list-item>
        <text:list-item>
          <text:p text:style-name="P18">časoprostor: <text:span text:style-name="T9">Itálie, Verona a Mantova, 16. století, děj se odehrává v průběhu jednoho týdne</text:span></text:p>
        </text:list-item>
        <text:list-item>
          <text:p text:style-name="P18">kompoziční výstavba:</text:p>
          <text:list>
            <text:list-item>
              <text:p text:style-name="P15">využita kompozice retrospektivní (chorus) a paralelní (Romeo v Mantově), jinak chronologická</text:p>
            </text:list-item>
            <text:list-item>
              <text:p text:style-name="P15">hra je rozdělena na 5 dějství odpovídajících antickému dělení (expozice, kolize, krize, peripetie, katastrofa)</text:p>
            </text:list-item>
          </text:list>
        </text:list-item>
      </text:list>
      <text:h text:style-name="P1" text:outline-level="2">II. Část</text:h>
      <text:list xml:id="list7818635183383788569" text:style-name="L2">
        <text:list-item>
          <text:p text:style-name="P19">vypravěč / lyrický subjekt: <text:span text:style-name="T2">v díle není vypravěč, pouze scénické poznámky a na začátku Chorus</text:span></text:p>
        </text:list-item>
        <text:list-item>
          <text:p text:style-name="P19">vyprávěcí způsoby: <text:span text:style-name="T2">celé dílo kromě Choru je psáno v ich formě</text:span></text:p>
        </text:list-item>
        <text:list-item>
          <text:p text:style-name="P19">typy promluv: <text:span text:style-name="T2">přímá a nepřímá řeč</text:span></text:p>
        </text:list-item>
        <text:list-item>
          <text:p text:style-name="P19">veršová výstavba: <text:span text:style-name="T2">verš vázaný </text:span><text:span text:style-name="T9">10 nebo 11 slabik, rým pouze vyjímečně, blankvers (5stopý jambický verš), chorus je psán sonetem s netradičním (shakespearovým) rozložením veršů (12 + 2)</text:span></text:p>
        </text:list-item>
        <text:list-item>
          <text:p text:style-name="P19">postavy: </text:p>
          <text:list>
            <text:list-item>
              <text:p text:style-name="P23">Romeo<text:span text:style-name="T3">: </text:span><text:span text:style-name="T4">16 let, v průběhu díla dospěje z chlapce v muže, je nejdříve slepě zamilovaný do Rosaliny, poté se zamiluje do Julie, je odvážný, </text:span><text:span text:style-name="T7">věrný a čestný</text:span></text:p>
            </text:list-item>
            <text:list-item>
              <text:p text:style-name="P23"><text:soft-page-break/>Julie<text:span text:style-name="T3">: </text:span><text:span text:style-name="T7">14 let, zamiovaná, inteligentní, statečná, dětinská, ale v průběhu díla také dospívá</text:span></text:p>
            </text:list-item>
            <text:list-item>
              <text:p text:style-name="P23">Tybalt<text:span text:style-name="T3">: </text:span><text:span text:style-name="T7">bratranec julie, bouřlivý – rád rozpoutával spory, </text:span><text:span text:style-name="T8">v jednom z nich je zabit Romeem</text:span></text:p>
            </text:list-item>
            <text:list-item>
              <text:p text:style-name="P16">Mercutio<text:span text:style-name="T3">: synovec knížete, romeův </text:span><text:span text:style-name="T5">věrný </text:span><text:span text:style-name="T3">přítel, zemře v boji </text:span><text:span text:style-name="T5">s Tybaltem</text:span></text:p>
            </text:list-item>
            <text:list-item>
              <text:p text:style-name="P16">Chůva<text:span text:style-name="T3">: slouží kapuletům, nemá moc ráda </text:span><text:span text:style-name="T5">R</text:span><text:span text:style-name="T3">omea, ale pomáhá jim</text:span></text:p>
            </text:list-item>
            <text:list-item>
              <text:p text:style-name="P16">Lorenzo<text:span text:style-name="T3">: tajně oddá Romea a Julii, vymyslí plán juliiny falešné smrti</text:span></text:p>
            </text:list-item>
            <text:list-item>
              <text:p text:style-name="P17">Montek, Kapulet<text:span text:style-name="T3">: hlavy rodů, zapřísáhnutí nepřátelé, nakonec se usmíří</text:span></text:p>
            </text:list-item>
          </text:list>
        </text:list-item>
      </text:list>
      <text:h text:style-name="P1" text:outline-level="2">III. Část</text:h>
      <text:list xml:id="list177581087552994566" text:style-name="L3">
        <text:list-item>
          <text:p text:style-name="P20">jazykové prostředky a jejich funkce ve výňatku: <text:span text:style-name="T11">překlad z roku 1938, psán mírně zastaralou spisovnou češtinou</text:span></text:p>
        </text:list-item>
        <text:list-item>
          <text:p text:style-name="P20">tropy a figury <text:span text:style-name="T6">ve</text:span> výňatku <text:span text:style-name="T10">(překlad E.A.Saudek </text:span><text:span text:style-name="T11">1938</text:span><text:span text:style-name="T10">)</text:span>: <text:span text:style-name="T11">ve výňatku se velmi často vyskytují především apostrofa, metafora a personifikace</text:span></text:p>
        </text:list-item>
      </text:list>
      <text:p text:style-name="P21"/>
      <text:section text:style-name="Sect1" text:name="Section1">
        <text:p text:style-name="P10"><text:span text:style-name="T14">Romeo:</text:span></text:p>
        <text:p text:style-name="P2">To učiním. – Ukaž mi obličej!</text:p>
        <text:p text:style-name="P2">Bratranec Merkuciův, hrabě Paris!</text:p>
        <text:p text:style-name="P2">Co říkal mezi jízdou Baltazar,</text:p>
        <text:p text:style-name="P2">ač jsem ho pro žal neposlouchal? Neřek,</text:p>
        <text:p text:style-name="P2">že Paris se měl s Julií oženit?</text:p>
        <text:p text:style-name="P2">Neříkal to? Či se mi to jen zdálo?</text:p>
        <text:p text:style-name="P2">Či šílím snad a vymýšlím si to,</text:p>
        <text:p text:style-name="P2">mluvil o Julii? – Dej <text:s/>mi ruku,</text:p>
        <text:p text:style-name="P2">sousede v smolné knize neštěstí.</text:p>
        <text:p text:style-name="P2">Pohřbím tě v hrobě nade všechny hroby.</text:p>
        <text:p text:style-name="P2">Že v hrobě? Ne. Vždyť je to maják, hochu!</text:p>
        <text:p text:style-name="P2">Zde leží Julie a ta svou krásou</text:p>
        <text:p text:style-name="P2">z té hrobky činí palác plný světla.</text:p>
        <text:p text:style-name="P2">Zde, mrtvým pochován, si mrtvý, lež!</text:p>
        <text:p text:style-name="P4">(Uloží Parise do hrobky.)</text:p>
        <text:p text:style-name="P2">Jak často lidé, smrt už na jazyku,</text:p>
        <text:p text:style-name="P2">se ještě rozjařili. Pablesk žití</text:p>
        <text:p text:style-name="P2">se tomu říká. Ale jak bych tohle</text:p>
        <text:p text:style-name="P2">moh nazvat pableskem? Má lásko! Ženo!</text:p>
        <text:p text:style-name="P2">Smrt, třeba vsála tvého dechu med,</text:p>
        <text:p text:style-name="P2">nad tvojí krásou dosud moci nemá.</text:p>
        <text:p text:style-name="P2">Ještě tě nedobyla. Dosud nachem</text:p>
        <text:p text:style-name="P2">ti v tváři plá a na rtech prapor krásy</text:p>
        <text:p text:style-name="P2">a nevztyčen tam bledý prapor smrti.</text:p>
        <text:p text:style-name="P2">Tyblate v zkrvaveném rubáši!</text:p>
        <text:p text:style-name="P2">Co více mohu udělat ti k vůli, </text:p>
        <text:p text:style-name="P2">než rukou, která tobě přetrhala</text:p>
        <text:p text:style-name="P2">tvou mladost, zabít tvého protivníka?</text:p>
        <text:p text:style-name="P2">Odpusť mi, bratranče! – Ach, Julie,</text:p>
        <text:p text:style-name="P2">proč jsi stále tak krásná?- Mám snad věřit,</text:p>
        <text:p text:style-name="P2">že netělesná smrt je záletná,</text:p>
        <text:p text:style-name="P2">že tě ten kostlivec tu drží v horbce,</text:p>
        <text:p text:style-name="P2">abys mu v temnu tady byla milou?</text:p>
        <text:p text:style-name="P2">Mám strach, že je to tak. A proto navždy</text:p>
        <text:p text:style-name="P2">zůstanu s tebou v tomto paláci</text:p>
        <text:p text:style-name="P2">pochmurné noc<text:span text:style-name="T12">i!</text:span> Tady budu bývat </text:p>
        <text:p text:style-name="P2">s tvou červí čeládkou. Zde na věky</text:p>
        <text:p text:style-name="P2">chci spočinout a navždy setřást z těla,</text:p>
        <text:p text:style-name="P2">ušlého poutí světem, jařmo hvězd,</text:p>
        <text:p text:style-name="P2">které mi nepřály. – Naposled, oči,</text:p>
        <text:p text:style-name="P2">naposled, paže, obejměte ji!</text:p>
        <text:p text:style-name="P2">A vy, mé rty, vy brány dechu,</text:p>
        <text:p text:style-name="P2">navždy polibkem upište se nebytí.</text:p>
        <text:p text:style-name="P2">Pojď, trpký druhu, trapný provázeči!</text:p>
        <text:p text:style-name="P2">Teď najeď, lodivode oufalý,</text:p>
        <text:p text:style-name="P2">svým uondaným člunem na skalisko!</text:p>
        <text:p text:style-name="P2">Na zdraví, lásko! <text:span text:style-name="T13">(Pije.) </text:span>Lékárníku, dík!</text:p>
        <text:p text:style-name="P2">Jed působí. – Umírám v políbení.</text:p>
        <text:p text:style-name="P6"/>
        <text:p text:style-name="P6"><text:span text:style-name="T15">a</text:span>literace </text:p>
        <text:p text:style-name="P6">elipsa (chybí sloveso)</text:p>
        <text:p text:style-name="P2"/>
        <text:p text:style-name="P5">archaismus (žal), nepřímá řeč </text:p>
        <text:p text:style-name="P5"/>
        <text:p text:style-name="P5">řečnická otázka</text:p>
        <text:p text:style-name="P5">eufonie (š,s)</text:p>
        <text:p text:style-name="P2"/>
        <text:p text:style-name="P5">apostrofa, metafora, <text:span text:style-name="T15">epiteton</text:span></text:p>
        <text:p text:style-name="P5">epizeuxis, </text:p>
        <text:p text:style-name="P5">teze – antiteze</text:p>
        <text:p text:style-name="P2"/>
        <text:p text:style-name="P7">hyperbola, metafora</text:p>
        <text:p text:style-name="P7">epizeuxis, aliterace, anafora</text:p>
        <text:p text:style-name="P2"/>
        <text:p text:style-name="P2"/>
        <text:p text:style-name="P7">archaismus (pablesk)</text:p>
        <text:p text:style-name="P8">anafora</text:p>
        <text:p text:style-name="P7">apostrofa, <text:span text:style-name="T16">metonýmie</text:span></text:p>
        <text:p text:style-name="P7">eufemismus, pesonifikace, <text:span text:style-name="T16">perifráze,</text:span></text:p>
        <text:p text:style-name="P9">metafora, inverze</text:p>
        <text:p text:style-name="P7">personifikace, <text:span text:style-name="T16">poetismus</text:span></text:p>
        <text:p text:style-name="P9">metafora</text:p>
        <text:p text:style-name="P9">matafora</text:p>
        <text:p text:style-name="P7">archaismus (rubáš), <text:span text:style-name="T16">apostrofa</text:span></text:p>
        <text:p text:style-name="P2"/>
        <text:p text:style-name="P9">synekdocha</text:p>
        <text:p text:style-name="P7">řečnická otázka</text:p>
        <text:p text:style-name="P7">apostrofa</text:p>
        <text:p text:style-name="P7">řečnická otázka</text:p>
        <text:p text:style-name="P9">personifikace</text:p>
        <text:p text:style-name="P7">anafora</text:p>
        <text:p text:style-name="P7">aliterace</text:p>
        <text:p text:style-name="P2"/>
        <text:p text:style-name="P7">metafora</text:p>
        <text:p text:style-name="P9">aliterace</text:p>
        <text:p text:style-name="P7">aliterace</text:p>
        <text:p text:style-name="P7">eufemismus, poetismy, perifráze</text:p>
        <text:p text:style-name="P2"/>
        <text:p text:style-name="P7">personifikace</text:p>
        <text:p text:style-name="P7">personifikace</text:p>
        <text:p text:style-name="P7">synakdota, anafora, apostrofa</text:p>
        <text:p text:style-name="P2"/>
        <text:p text:style-name="P7">apostrofa</text:p>
        <text:p text:style-name="P7">apostrofa, eufemismus, metafora</text:p>
        <text:p text:style-name="P2"/>
        <text:p text:style-name="P7">oxymóron, <text:span text:style-name="T16">apostrofa</text:span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8in" fo:margin-right="0.8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in" fo:margin-bottom="0.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32__20_sloupce" style:display-name="2 sloupc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26:32.753000000</meta:creation-date>
    <meta:editing-duration>PT38M3S</meta:editing-duration>
    <meta:editing-cycles>7</meta:editing-cycles>
    <meta:generator>LibreOffice/5.2.5.1$Windows_x86 LibreOffice_project/0312e1a284a7d50ca85a365c316c7abbf20a4d22</meta:generator>
    <dc:date>2018-01-10T18:35:43.983000000</dc:date>
    <meta:document-statistic meta:table-count="0" meta:image-count="0" meta:object-count="0" meta:page-count="3" meta:paragraph-count="116" meta:word-count="736" meta:character-count="4559" meta:non-whitespace-character-count="3947"/>
  </office:meta>
</office:document-meta>
</file>